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270" officeooo:paragraph-rsid="0014c270"/>
    </style:style>
    <style:style style:name="P2" style:family="paragraph" style:parent-style-name="Standard">
      <style:text-properties officeooo:rsid="0014c270" officeooo:paragraph-rsid="001be122"/>
    </style:style>
    <style:style style:name="P3" style:family="paragraph" style:parent-style-name="Standard">
      <style:text-properties officeooo:rsid="00178c78" officeooo:paragraph-rsid="00178c78"/>
    </style:style>
    <style:style style:name="P4" style:family="paragraph" style:parent-style-name="Standard">
      <style:text-properties officeooo:rsid="00178c78" officeooo:paragraph-rsid="001963b6"/>
    </style:style>
    <style:style style:name="P5" style:family="paragraph" style:parent-style-name="Standard">
      <style:text-properties officeooo:rsid="001963b6" officeooo:paragraph-rsid="001963b6"/>
    </style:style>
    <style:style style:name="P6" style:family="paragraph" style:parent-style-name="Standard">
      <style:text-properties officeooo:rsid="001963b6" officeooo:paragraph-rsid="001a1d1a"/>
    </style:style>
    <style:style style:name="P7" style:family="paragraph" style:parent-style-name="Standard">
      <style:text-properties officeooo:rsid="001be122" officeooo:paragraph-rsid="001be122"/>
    </style:style>
    <style:style style:name="P8" style:family="paragraph" style:parent-style-name="Standard">
      <style:text-properties officeooo:rsid="001c1876" officeooo:paragraph-rsid="001c1876"/>
    </style:style>
    <style:style style:name="P9" style:family="paragraph" style:parent-style-name="Standard">
      <style:text-properties officeooo:rsid="001d5f27" officeooo:paragraph-rsid="001d5f27"/>
    </style:style>
    <style:style style:name="P10" style:family="paragraph" style:parent-style-name="Standard">
      <style:text-properties officeooo:rsid="001f344a" officeooo:paragraph-rsid="001f344a"/>
    </style:style>
    <style:style style:name="P11" style:family="paragraph" style:parent-style-name="Standard">
      <style:text-properties officeooo:rsid="002068d5" officeooo:paragraph-rsid="002068d5"/>
    </style:style>
    <style:style style:name="P12" style:family="paragraph" style:parent-style-name="Standard">
      <style:text-properties officeooo:rsid="00212a19" officeooo:paragraph-rsid="00212a19"/>
    </style:style>
    <style:style style:name="P13" style:family="paragraph" style:parent-style-name="Standard">
      <style:text-properties officeooo:rsid="001a1d1a" officeooo:paragraph-rsid="001a1d1a"/>
    </style:style>
    <style:style style:name="P14" style:family="paragraph" style:parent-style-name="Standard">
      <style:text-properties officeooo:rsid="002265b1" officeooo:paragraph-rsid="002857a1"/>
    </style:style>
    <style:style style:name="P15" style:family="paragraph" style:parent-style-name="Standard">
      <style:text-properties officeooo:rsid="002aa675" officeooo:paragraph-rsid="002aa675"/>
    </style:style>
    <style:style style:name="P16" style:family="paragraph" style:parent-style-name="Standard">
      <style:text-properties officeooo:rsid="002270fa" officeooo:paragraph-rsid="002857a1"/>
    </style:style>
    <style:style style:name="P17" style:family="paragraph" style:parent-style-name="Standard">
      <style:text-properties officeooo:rsid="002b3c82" officeooo:paragraph-rsid="002b3c82"/>
    </style:style>
    <style:style style:name="P18" style:family="paragraph" style:parent-style-name="Standard">
      <style:text-properties officeooo:rsid="002d1f8d" officeooo:paragraph-rsid="002d1f8d"/>
    </style:style>
    <style:style style:name="P19" style:family="paragraph" style:parent-style-name="Standard">
      <style:text-properties officeooo:rsid="002d1f8d" officeooo:paragraph-rsid="002ee888"/>
    </style:style>
    <style:style style:name="P20" style:family="paragraph" style:parent-style-name="Standard">
      <style:text-properties officeooo:paragraph-rsid="002d1f8d"/>
    </style:style>
    <style:style style:name="P21" style:family="paragraph" style:parent-style-name="Standard">
      <style:text-properties officeooo:rsid="002f52fc" officeooo:paragraph-rsid="002f52fc"/>
    </style:style>
    <style:style style:name="P22" style:family="paragraph" style:parent-style-name="Standard">
      <style:text-properties officeooo:rsid="002f52fc" officeooo:paragraph-rsid="00300f7b"/>
    </style:style>
    <style:style style:name="P23" style:family="paragraph" style:parent-style-name="Standard">
      <style:text-properties officeooo:rsid="00300f7b" officeooo:paragraph-rsid="00300f7b"/>
    </style:style>
    <style:style style:name="P24" style:family="paragraph" style:parent-style-name="Standard">
      <style:text-properties officeooo:rsid="003166da" officeooo:paragraph-rsid="00331946"/>
    </style:style>
    <style:style style:name="P25" style:family="paragraph" style:parent-style-name="Standard">
      <style:text-properties officeooo:rsid="00331946" officeooo:paragraph-rsid="00331946"/>
    </style:style>
    <style:style style:name="P26" style:family="paragraph" style:parent-style-name="Standard">
      <style:text-properties officeooo:rsid="0034fb4b" officeooo:paragraph-rsid="0034fb4b"/>
    </style:style>
    <style:style style:name="P27" style:family="paragraph" style:parent-style-name="Standard">
      <style:text-properties officeooo:rsid="00350d60" officeooo:paragraph-rsid="00350d60"/>
    </style:style>
    <style:style style:name="P28" style:family="paragraph" style:parent-style-name="Standard">
      <style:text-properties officeooo:rsid="003594c1" officeooo:paragraph-rsid="003594c1"/>
    </style:style>
    <style:style style:name="P29" style:family="paragraph" style:parent-style-name="Standard">
      <style:text-properties officeooo:rsid="003769e2" officeooo:paragraph-rsid="003769e2"/>
    </style:style>
    <style:style style:name="P30" style:family="paragraph" style:parent-style-name="Standard">
      <style:text-properties officeooo:rsid="0037f7f6" officeooo:paragraph-rsid="0037f7f6"/>
    </style:style>
    <style:style style:name="P31" style:family="paragraph" style:parent-style-name="Standard">
      <style:text-properties officeooo:rsid="0037f7f6" officeooo:paragraph-rsid="00389e39"/>
    </style:style>
    <style:style style:name="P32" style:family="paragraph" style:parent-style-name="Standard">
      <style:text-properties fo:font-style="normal" officeooo:rsid="00300f7b" officeooo:paragraph-rsid="00300f7b" style:font-style-asian="normal" style:font-style-complex="normal"/>
    </style:style>
    <style:style style:name="P33" style:family="paragraph" style:parent-style-name="Standard">
      <style:text-properties fo:font-style="normal" officeooo:rsid="003166da" officeooo:paragraph-rsid="003166da" style:font-style-asian="normal" style:font-style-complex="normal"/>
    </style:style>
    <style:style style:name="T1" style:family="text">
      <style:text-properties officeooo:rsid="00156b6c"/>
    </style:style>
    <style:style style:name="T2" style:family="text">
      <style:text-properties officeooo:rsid="001963b6"/>
    </style:style>
    <style:style style:name="T3" style:family="text">
      <style:text-properties officeooo:rsid="001a39e1"/>
    </style:style>
    <style:style style:name="T4" style:family="text">
      <style:text-properties officeooo:rsid="001be122"/>
    </style:style>
    <style:style style:name="T5" style:family="text">
      <style:text-properties officeooo:rsid="001c1876"/>
    </style:style>
    <style:style style:name="T6" style:family="text">
      <style:text-properties officeooo:rsid="001d2c1e"/>
    </style:style>
    <style:style style:name="T7" style:family="text">
      <style:text-properties officeooo:rsid="001d5f27"/>
    </style:style>
    <style:style style:name="T8" style:family="text">
      <style:text-properties officeooo:rsid="001f344a"/>
    </style:style>
    <style:style style:name="T9" style:family="text">
      <style:text-properties officeooo:rsid="002270fa"/>
    </style:style>
    <style:style style:name="T10" style:family="text">
      <style:text-properties officeooo:rsid="002d1f8d"/>
    </style:style>
    <style:style style:name="T11" style:family="text">
      <style:text-properties officeooo:rsid="002ee888"/>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00f7b" style:font-style-asian="normal" style:font-style-complex="normal"/>
    </style:style>
    <style:style style:name="T15" style:family="text">
      <style:text-properties fo:font-style="normal" officeooo:rsid="003166da" style:font-style-asian="normal" style:font-style-complex="normal"/>
    </style:style>
    <style:style style:name="T16" style:family="text">
      <style:text-properties fo:font-style="normal" officeooo:rsid="00331946" style:font-style-asian="normal" style:font-style-complex="normal"/>
    </style:style>
    <style:style style:name="T17" style:family="text">
      <style:text-properties officeooo:rsid="003166da"/>
    </style:style>
    <style:style style:name="T18" style:family="text">
      <style:text-properties officeooo:rsid="00331946"/>
    </style:style>
    <style:style style:name="T19" style:family="text">
      <style:text-properties officeooo:rsid="0034fb4b"/>
    </style:style>
    <style:style style:name="T20" style:family="text">
      <style:text-properties officeooo:rsid="00350d60"/>
    </style:style>
    <style:style style:name="T21" style:family="text">
      <style:text-properties officeooo:rsid="003769e2"/>
    </style:style>
    <style:style style:name="T22" style:family="text">
      <style:text-properties officeooo:rsid="00389e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ciałbym omówić z Panią mój projekt „Okienka”.</text:p>
      <text:p text:style-name="P11">Oto własności klas, które udało mi się wymyślić.</text:p>
      <text:p text:style-name="P11"/>
      <text:p text:style-name="P7">Frame_properties:</text:p>
      <text:p text:style-name="P7">- klasa bazowa dla klas Main_frame i Frame</text:p>
      <text:p text:style-name="P7">- <text:span text:style-name="T7">klasa abstrakcyjna (wymusza metodę cast() )</text:span></text:p>
      <text:p text:style-name="P7">- posiada <text:span text:style-name="T5">wszystkie potrzebne dane do stowrzenia ramki tz. położenie, wymiary, odpowiednie wypełnienie znakami</text:span></text:p>
      <text:p text:style-name="P7">- <text:span text:style-name="T7">posiada listę wskaźników typu Frame na „dzieci” w przyszłej hierarchii</text:span></text:p>
      <text:p text:style-name="P7">- <text:span text:style-name="T7">zawiera nazwę string</text:span></text:p>
      <text:p text:style-name="P7"/>
      <text:p text:style-name="P8">Main_frame:</text:p>
      <text:p text:style-name="P8">- dziedziczy po Frame_properies</text:p>
      <text:p text:style-name="P8">- jest to główna ramka, poza którą nie da się wyjść</text:p>
      <text:p text:style-name="P8">- posiada kontener danych 2D, w którym mieszczą się wszystkie pozostałe ramki</text:p>
      <text:p text:style-name="P8">- <text:span text:style-name="T6">metoda</text:span> cast umożliwia wymodelowanie głownej ramki <text:span text:style-name="T6">(ustawienie w kontenerze wierzchołków, krawędzi)</text:span></text:p>
      <text:p text:style-name="P8">- <text:span text:style-name="T7">posiada przeciążony operator strumienia wyjścia</text:span></text:p>
      <text:p text:style-name="P8">- <text:span text:style-name="T7">posiada zmienną „filling”, która trzyma znak wypełnienia ramki</text:span></text:p>
      <text:p text:style-name="P8"/>
      <text:p text:style-name="P9">Frame:</text:p>
      <text:p text:style-name="P9">- klasa zagnieżdżona w Main_frame i dziedzicząca po Frame_properties</text:p>
      <text:p text:style-name="P9">- posiada metodę cast już z wbudowaną kontrolą (modeluje tylko w obrębie swojej ramki)</text:p>
      <text:p text:style-name="P9">- <text:span text:style-name="T8">przeciążenie operatora indeksowania w taki sposób, aby można było mieć dostęp tylko do swojej części tablicy w obrębie ramki</text:span></text:p>
      <text:p text:style-name="P9">-</text:p>
      <text:p text:style-name="P9"/>
      <text:p text:style-name="P10">Pozostałe specyficzne klasy będą dziedziczyły po Frame, dzięki czemu będą mogły korzystać z dostępnych metod kształtowania wnętrza ramki. Obsługa wyłącznie w terminalu z wykorzystaniem komend. </text:p>
      <text:p text:style-name="P10"/>
      <text:p text:style-name="P11">Czy taka implementacja spełnia wymogi projektu? Jeżeli będzie miała Pani jakieś pytania, proszę pisać przez maila.</text:p>
      <text:p text:style-name="P11"/>
      <text:p text:style-name="P12">Z wyrazami szacunku</text:p>
      <text:p text:style-name="P12">Mateusz Kordowski</text:p>
      <text:p text:style-name="P2"/>
      <text:p text:style-name="P2">Main_frame to plansza, poza którą nie da się wyjść. Sama klasa zawiera kontener 2D, który po wypełnieniu będzie pokazywany użytkownikowi w terminalu. <text:span text:style-name="T4">Jest to główny kontener, na którym będą wykonywane wszystkie operacje dodawania nowych okienek.</text:span> <text:span text:style-name="T1">Zawiera ona jeszcze wektor wskaźników na obiekty typu Frame(jej dzieci).</text:span> Klasa Frame zawiera nazwę(która będzie używana do identyfikacji <text:span text:style-name="T1">przez użytkownika </text:span>w <text:span text:style-name="T1">hierarchi), listę wskaźników swoich dzieci typu Frame oraz wskaźnik na ojca typu Frame. Myślę, że dzięki temu będzie możliwa dosyć łatwa modyfikacja hierarchii. Najwyższe w hierarchi obiekty typu Frame będzie można rozpoznać po nullptr na wskaźniku ojca. Dodatkowo każdy Frame zwiera wskaźnik na Main_frame, dzięki czemu łatwo wrócić do góry hierarhii.</text:span></text:p>
      <text:p text:style-name="P3">Klasa Frame będzie dziedziczona przez inne klasy, które będą dodawały nowe właściwości. Wszystko będzie obsługiwane w terminalu przez komendy.</text:p>
      <text:p text:style-name="P3">Klasa Frame umożliwia zmianę jej parametrów również w sensie geometrycznym, wypełnianie krawędzi, wierzchołków.</text:p>
      <text:p text:style-name="P3">Klasa Main_frame umożliwia wypełnienie obszaru dowolnym lub domyślnym znakiem.</text:p>
      <text:p text:style-name="P5"><text:soft-page-break/>Chcąc dodać nowe elementy, będzie trzeba zrzutować na wskaźnik typu Frame i tam <text:span text:style-name="T3">dołączyć do dowolnego obiektu typu Frame.</text:span></text:p>
      <text:p text:style-name="P3"/>
      <text:p text:style-name="P3"/>
      <text:p text:style-name="P4">Klasa Frame umożliwia łatwe sprawdzenie, czy ramka nie wychodzi poza wyznaczony obszar czy też <text:span text:style-name="T2">umożliwi sprawdzenie, czy dodany nowy obiekt w Frame nie przekracza jej wymiarów.</text:span></text:p>
      <text:p text:style-name="P4"/>
      <text:p text:style-name="P6">Rysuje jakiś przedmiot i potem, sprawdzając czy mogę, dołączam go do Frame w określonym punkcie.</text:p>
      <text:p text:style-name="P13">Przeciążenie operatora [] dla Frame (tylko w jego obrębie)</text:p>
      <text:p text:style-name="P13"/>
      <text:p text:style-name="P13"/>
      <text:p text:style-name="P13"/>
      <text:p text:style-name="P13"/>
      <text:p text:style-name="P13"/>
      <text:p text:style-name="P14">Jeżeli chodzi o wyjątki, to jedynie konstruktory klas Frame czy Main_frame mogą zgłosić wyjątek (zwrócą wskaźnik na obiekt). Inne funkcje takie jak zmiana pozycji czy zmiana wymiarów zwrócą wartoś<text:span text:style-name="T9">ci</text:span> true. <text:span text:style-name="T9">Klasa Frame_properties nie będzie klasą abstrakcyjną, mimo że jest klasą bazową wszystkich innych klas, ponieważ ma bardzo długi konstruktor listy inicjalizacyjnej, przez co trzeba byłoby powielać niewygodny kod. Ogólnie kontruktory są długie ale nieskomplikowane, ponieważ trzeba zdefiniować położenie, znaki na krawędziach itp.</text:span></text:p>
      <text:p text:style-name="P15">Zakładam, że ramka dziecko może się nakładać na ramkę rodzica, czyli maksymalnie może mieć ten sam rozmiar, co rodzic.</text:p>
      <text:p text:style-name="P16">Zapis do pliku będzie binarny. Będę w nim zapisywał </text:p>
      <text:p text:style-name="P16"/>
      <text:p text:style-name="P16"/>
      <text:p text:style-name="P16"/>
      <text:p text:style-name="P17">Dokumentacja</text:p>
      <text:p text:style-name="P17"/>
      <text:p text:style-name="P18">Dokumentacja na Projekt nr 3 PROI na zadanie „Okienka”</text:p>
      <text:p text:style-name="P18">Autor: Mateusz Kordowski</text:p>
      <text:p text:style-name="P20"><text:span text:style-name="T10">Prowadząca projekt: </text:span>A. Paśnikowska</text:p>
      <text:p text:style-name="P20"/>
      <text:p text:style-name="P18">Stworzone klasy wraz z hierarchią dziedziczenia:</text:p>
      <text:p text:style-name="P18">- Frame_properties</text:p>
      <text:p text:style-name="P19">- Main_frame <text:span text:style-name="T11">(</text:span>Frame_properties<text:span text:style-name="T11">)</text:span></text:p>
      <text:p text:style-name="P19">- Frame <text:span text:style-name="T11">(</text:span>Frame_properties<text:span text:style-name="T11">) zagnieżdżona w Main_frame</text:span></text:p>
      <text:p text:style-name="P19">- <text:span text:style-name="T11">Frame_fulfillment (</text:span>Frame<text:span text:style-name="T11">)</text:span></text:p>
      <text:p text:style-name="P19">- <text:span text:style-name="T11">Frame_inscription (</text:span>Frame<text:span text:style-name="T11">)</text:span></text:p>
      <text:p text:style-name="P19">- <text:span text:style-name="T11">Array <text:s/>zagnieżdżona w Frame</text:span></text:p>
      <text:p text:style-name="P19"/>
      <text:p text:style-name="P21">Krótki opis klas:</text:p>
      <text:p text:style-name="P22">- <text:span text:style-name="T10">Frame_properties:</text:span></text:p>
      <text:p text:style-name="P22">klasa abstrakcyjna z metodami czysto abstrakcyjnymi <text:span text:style-name="T12">move </text:span><text:span text:style-name="T13">oraz</text:span><text:span text:style-name="T12"> resize</text:span><text:span text:style-name="T13">. Posiada stałe statyczne publiczne służące do kontrolowania wyświetlanych znaków na tablicy (przeźroczystość, domyślne tło, domyślny znak ramki) oraz stałe prywatne (dwa nielegalne znaki oraz domyślna nazwa). W skład zmiennych tej klasy wchodzą rozmieszczenie na osi OXY, szerokość, wysokość, rodzaj krawędzi x i y oraz cztery rogi ramki (typ char); </text:span><text:span text:style-name="T14">d</text:span><text:span text:style-name="T13">odatkowo zmienna „nazwa” typu string </text:span><text:span text:style-name="T14">oraz bezwględne wartości rozmieszczenia w tablicy na osi OXY.</text:span></text:p>
      <text:p text:style-name="P32">Większość metod ma wyraźnie napisane, do czego służy. Metoda unique_name zostanie wyjaśniona później.</text:p>
      <text:p text:style-name="P33">go_back_frame</text:p>
      <text:p text:style-name="P32"><text:soft-page-break/>- Main_frame:</text:p>
      <text:p text:style-name="P23"><text:span text:style-name="T13">posiada zagnieżdżoną w niej klasę Frame. Klasa ta ma wskaźkiki na swoje dzieci w hierarchii, kontener 2D oraz znak wypełnienia ramki. </text:span><text:span text:style-name="T15">To na niej są prowadzone główne operacje (czyli potrzebne wskazanie na nią) takie jak zapis do pliku, wypełnienie kontenera ramkami oraz innymi pochodnymi klasami. Posiada przeciążony operator drukowania na wyjście, który wypisuje hierarchię wszystkch <text:s/>elementów wchodzących w skład tego obiektu. </text:span><text:span text:style-name="T16">Klasa posiada jeszcze listę użytych nazw swoich bezpośrednich dzieci, dzięki czemu dostęp do obiektu poprzez jego nazwę nie <text:s/>może być zablokowany.</text:span></text:p>
      <text:p text:style-name="P18"/>
      <text:p text:style-name="P18">-<text:span text:style-name="T17">Frame:</text:span></text:p>
      <text:p text:style-name="P24">klasa zagnieżdżona w Main_frame oraz posiadająca klasę pomocniczą Array, która służy tylko i wyłącznie do przeciążania operatora indeksowania 2D kontenera Main_frame. Posiada wskaźniki na dzieci oraz ojca dwóch typów: Frame oraz Main_frame. Jeżeli wskaźnik na ojca typu Frame ma wartość nullptr, to wtedy korzysta się tylko ze wskaźnika typu Main_frame. Wskaźnik typu Main_frame zawsze wskazuje na główną ramkę. <text:span text:style-name="T18">Klasa posiada podobne metody co Main_frame oraz parę innych jak move_to, który przemieszcza daną ramkę do dowolnego miejsca w hierarchii czy swap, który zamienia miejscami dwie ramki oraz zeruje ich pozycję (dla pewności, że się zmieszczą). <text:s/>Dodatkowo posiada jeszcze listę nazw swoich bezpośrednich dzieci pełniącą taką samą funkcję, co w Main_frame.</text:span></text:p>
      <text:p text:style-name="P24"/>
      <text:p text:style-name="P24">-<text:span text:style-name="T18">Array:</text:span></text:p>
      <text:p text:style-name="P25">klasa pomocnicza przy przeciążaniu operatora indeksowania 2D. Nie służy do niczego więcej.</text:p>
      <text:p text:style-name="P25"/>
      <text:p text:style-name="P25">-Frame_fulfillment:</text:p>
      <text:p text:style-name="P25">klasa pochodna od klasy Frame. Pozwala na stworzenie oraz wypełnienie ramki zadanym znakiem.</text:p>
      <text:p text:style-name="P25"/>
      <text:p text:style-name="P25">-Frame_inscription:</text:p>
      <text:p text:style-name="P25">klasa pochodna od klasy Frame. Pozwala na stworzenie ramki z zadanym napisem. Jeżeli ramka nie będzie wystarczająco duża, utnie napis przy wypisywaniu ale nadal będzie dostępny w pamięci.</text:p>
      <text:p text:style-name="P25"/>
      <text:p text:style-name="P25"/>
      <text:p text:style-name="P25">Rozwinięcie tematu projektu:</text:p>
      <text:p text:style-name="P25">Klasa Frame umożliwia łatwe dziedziczenie oraz dostęp do <text:span text:style-name="T19">wszystkich </text:span>pól nowo stworzonej ramki nie bacząc na to, w którym miejscu kontenera w Main_frame się ona znajduje (od 0 do szerokości, od 0 do wyskokości ramki). Dodatkowo posiada metody chronione takie jak sprawdzanie poprawności wprowadzanych danych, więc łatwo zachować spójność danych przy dalszym dziedziczeniu. <text:span text:style-name="T19">Analogicznie ma się sprawa z Main_frame tylko, że tutaj nie zaleca się dziedziczenia. Lepiej stworzyć ramkę nakładającą się na główną ramkę i na niej operować.</text:span></text:p>
      <text:p text:style-name="P26">Poprawność wprowadzanych danych jest sprawdzana już na etapie tworzenia obiektu jak i innych operacji modyfikujących jego stukturę (zmiana rozmiaru, położenia), jednak trzeba mieć na uwadze to, że podczas dziedziczenia dostaje się dostęp do wyznaczonej części kontenera, więc tam już niestety nie ma żadnych ograniczeń. <text:span text:style-name="T21">Program nie jest odporny na błędy typu błędny podany typ danych (zamiast int, char). Należy to sprawdzać już na etapie wczytywania danych.</text:span></text:p>
      <text:p text:style-name="P26"/>
      <text:p text:style-name="P26">Tworząc nową klasę pochodną należy zmodyfikować specjalny wyodrębniony kod w pliku main_frame_<text:span text:style-name="T20">change.cpp, w której to wraz z pojawianiem się kolejnych klas pochodnych należy dopisać warunkowe rzutowanie dynamic_cast oraz wywołać odpowiednią metodę nowej klasy. Szczegóły w pliku. </text:span></text:p>
      <text:p text:style-name="P27">Każda nowa klasa pochodna powinna mieć dwie metody :</text:p>
      <text:p text:style-name="P27">virtual bool cast(); służący do wypełnienia kontenera danej ramki</text:p>
      <text:p text:style-name="P27">virtual void save_file(ofstream&amp; saving, string&amp; name_save, bool please_set_here_true); który, jeżeli wywoływany jest dla tej metody BEZPOŚREDNIO, to w warunku <text:s/>please_set_here_true <text:soft-page-break/>ustawionym na true powinno się zapisać najpierw unikalną nazwę (korzystając z metody unique_name), a potem typ danej klasy funkcją typeid(). Następnie należy wywołać save_file dla klasy bazowej, a następnie zapisać w dowolnej kolejności potrzebne dane klasy pochodnej. Dzięki takiemu działaniu możliwe jest odczytanie danych z zadanej kolejności (sprawdzasz typ klasy z pliku i wybierasz odpowiednią). Zapis jest binarny. </text:p>
      <text:p text:style-name="P28">Konstruktor obiektu w razie jakichkolwiek błędów wyrzuci wyjątek. Oczywiście należy do obsłużyć. W bloku catch powinno się znajdować catch(invalid_argument invalid), który wyrzuca jedynie napis. Taki obiekt nie wymaga wywołania operatora delete.</text:p>
      <text:p text:style-name="P28">Każda klasa pochodna powinna mieć <text:span text:style-name="T21">co najmniej </text:span>dwa konstruktory różniące się jedynie <text:span text:style-name="T21">wskazaniem na obiekt typu Frame, który to może być nullptr (oznacza, że ramka jest bezpośrednio pod główną ramką).</text:span></text:p>
      <text:p text:style-name="P29">Większość nowych wymyślonych operacji na ramkach da się stworzyć z dostarczonych metod.</text:p>
      <text:p text:style-name="P29"/>
      <text:p text:style-name="P29"/>
      <text:p text:style-name="P29">Opis działania programu:</text:p>
      <text:p text:style-name="P29">Klasa Menu w pliku test_class.h jest przykładem jak taki program powinien działać. Nie posiada wszystkich możliwości programu takie jak domyślne wartości ramki, czy jej przezroczystość, jednak daje wyobrażenie jak powinno się to robić. Dla lepszego zobrazowania należy przyjrzeć się opisom metod w pliku test_class.h</text:p>
      <text:p text:style-name="P29">Na początku powinno stworzyć się obiekt typu Main_frame i dopiero do niego dołączać obiekty typu Frame lub obiekty typu pochodnych Frame. Reszta zależy od tego, jak wykorzysta się dostarczone metody publiczne.</text:p>
      <text:p text:style-name="P29"/>
      <text:p text:style-name="P29"/>
      <text:p text:style-name="P30">Opis algorytmówi nietrywialnych metod:</text:p>
      <text:p text:style-name="P30"/>
      <text:p text:style-name="P30">- wszystkie metody typu save_file są ułożone w odpowiedniej kolejności jak i w odpowiedniej kolejności zapisują dane. Przed każdą możliwą tablicą/kontenerem zapisywana jest liczba elementów w nim. Każda taka metoda najpierw (jeżeli jest wywołana jako pierwsza) zapisuje ścieżkę bezwzględną w hierarchii oraz identyfikator klasy (typeid()). Potem wywołuje metodę klasy bazowej, a następnie zapisuje swoje dane. Przy dalszym dziedziczeniu należy się trzymać tego schematu dla uniknięcia błędów.</text:p>
      <text:p text:style-name="P30">Sam zapis do pliku wszystkich obiektów jest rekurencyjny, czyli obiekty są zapisywane w takiej kolejności, jak ich hierarchia (można podpatrzeć metodę hierarchy() w Menu)</text:p>
      <text:p text:style-name="P30"/>
      <text:p text:style-name="P30">- przeciążenie operatora drukowania do strumienia – w Main_frame istnieje statyczna zmienna – flaga – która informuje czy po każdorazowym wypisaniu obiektu należy wypisać jego parametry.</text:p>
      <text:p text:style-name="P30"/>
      <text:p text:style-name="P30">- przeciążenie operatora indeksowania 2D – obiekt typu Frame przy operatorze indeksowania <text:span text:style-name="T22">wykorzystuje iteratory do poruszania się, a na koniec wywołuje obiekt Array z wartościami iteratota. Dalej, przeciążony poerator Array zwraca wartość w kontenerze 2D</text:span></text:p>
      <text:p text:style-name="P30"/>
      <text:p text:style-name="P31">- <text:span text:style-name="T22">parent_child_fitting – przesuwa bezwzględnie o zadaną wartość (może być ujemna) zadaną ramkę wraz ze wszystkimi ich dziećmi</text:span></text:p>
      <text:p text:style-name="P31"/>
      <text:p text:style-name="P31">- <text:span text:style-name="T22">unique_name, recursion_cast oraz recursion_save_to_file_objects – wszystkie te metody potrzebują troski ze strony programisty aby je uaktualniał wraz z każdą nowo dodaną klasą. Uaktualnienie polega na sprawdzeniu czy dany obiekt da się przekonwetować w obiekt pochodny (najniżej w hierarchii) przez dynamic_cast. Jeżeli tak, to wywołana zostaje metoda dla tego typu obiek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3:06:38.875434762</meta:creation-date>
    <dc:date>2018-06-05T22:31:36.549803330</dc:date>
    <meta:editing-duration>PT6H34M50S</meta:editing-duration>
    <meta:editing-cycles>13</meta:editing-cycles>
    <meta:generator>LibreOffice/5.1.6.2$Linux_X86_64 LibreOffice_project/10m0$Build-2</meta:generator>
    <meta:document-statistic meta:table-count="0" meta:image-count="0" meta:object-count="0" meta:page-count="4" meta:paragraph-count="81" meta:word-count="1557" meta:character-count="11194" meta:non-whitespace-character-count="9703"/>
  </office:meta>
</office:document-meta>
</file>